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F0CA51E536.png"/>
  <manifest:file-entry manifest:media-type="image/png" manifest:full-path="Pictures/100000000000051B0000009E1311AF4F.png"/>
  <manifest:file-entry manifest:media-type="image/png" manifest:full-path="Pictures/10000000000003D20000014B85D5E900.png"/>
  <manifest:file-entry manifest:media-type="image/png" manifest:full-path="Pictures/10000000000002C00000006A2CFA19A3.png"/>
  <manifest:file-entry manifest:media-type="image/png" manifest:full-path="Pictures/10000000000003C3000001751E87C68E.png"/>
  <manifest:file-entry manifest:media-type="image/png" manifest:full-path="Pictures/100000000000052B000000835F79920E.png"/>
  <manifest:file-entry manifest:media-type="image/png" manifest:full-path="Pictures/10000000000005440000009D0EADDF5A.png"/>
  <manifest:file-entry manifest:media-type="image/png" manifest:full-path="Pictures/100000000000022F00000184DAFE6BA2.png"/>
  <manifest:file-entry manifest:media-type="image/png" manifest:full-path="Pictures/10000000000004C800000098A9A1A96C.png"/>
  <manifest:file-entry manifest:media-type="image/png" manifest:full-path="Pictures/100000000000024A00000032055174E3.png"/>
  <manifest:file-entry manifest:media-type="image/png" manifest:full-path="Pictures/10000000000005150000008C2A0CF878.png"/>
  <manifest:file-entry manifest:media-type="image/png" manifest:full-path="Pictures/1000000000000545000000AAA01EE83A.png"/>
  <manifest:file-entry manifest:media-type="image/png" manifest:full-path="Pictures/100000000000029F0000010BAD733D09.png"/>
  <manifest:file-entry manifest:media-type="image/png" manifest:full-path="Pictures/100000000000038E00000158FCEEF3B9.png"/>
  <manifest:file-entry manifest:media-type="image/png" manifest:full-path="Pictures/10000000000003D4000000BBACF2EF1C.png"/>
  <manifest:file-entry manifest:media-type="image/png" manifest:full-path="Pictures/10000000000003E80000016337009EA4.png"/>
  <manifest:file-entry manifest:media-type="image/png" manifest:full-path="Pictures/1000000000000146000000259306302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e 3 produtivo</text:p>
      <text:p text:style-name="Standard"/>
      <text:p text:style-name="Standard"><draw:frame draw:style-name="fr2" draw:name="figura56" text:anchor-type="paragraph" svg:width="17cm" svg:height="2.559cm" draw:z-index="1"><draw:image xlink:href="Pictures/10000000000002C00000006A2CFA19A3.png" xlink:type="simple" xlink:show="embed" xlink:actuate="onLoad"/></draw:frame></text:p>
      <text:p text:style-name="Standard"><draw:frame draw:style-name="fr1" draw:name="figura55" text:anchor-type="paragraph" svg:width="14.79cm" svg:height="7.045cm" draw:z-index="0"><draw:image xlink:href="Pictures/100000000000022F00000184DAFE6BA2.png" xlink:type="simple" xlink:show="embed" xlink:actuate="onLoad"/></draw:frame></text:p>
      <text:p text:style-name="Standard"><draw:frame draw:style-name="fr3" draw:name="figura57" text:anchor-type="paragraph" svg:x="0cm" svg:y="1.102cm" svg:width="17cm" svg:height="2.575cm" draw:z-index="2"><draw:image xlink:href="Pictures/10000000000003D4000000BBACF2EF1C.png" xlink:type="simple" xlink:show="embed" xlink:actuate="onLoad"/></draw:frame></text:p>
      <text:p text:style-name="Standard"/>
      <text:p text:style-name="Standard"/>
      <text:p text:style-name="Standard"><draw:frame draw:style-name="fr2" draw:name="figura58" text:anchor-type="paragraph" svg:width="17cm" svg:height="2.11cm" draw:z-index="3"><draw:image xlink:href="Pictures/10000000000004C800000098A9A1A96C.png" xlink:type="simple" xlink:show="embed" xlink:actuate="onLoad"/></draw:frame></text:p>
      <text:p text:style-name="Standard"><draw:frame draw:style-name="fr4" draw:name="figura59" text:anchor-type="paragraph" svg:width="8.625cm" svg:height="0.979cm" draw:z-index="4"><draw:image xlink:href="Pictures/1000000000000146000000259306302F.png" xlink:type="simple" xlink:show="embed" xlink:actuate="onLoad"/></draw:frame></text:p>
      <text:p text:style-name="Standard"><draw:frame draw:style-name="fr2" draw:name="figura60" text:anchor-type="paragraph" svg:width="17cm" svg:height="2.055cm" draw:z-index="5"><draw:image xlink:href="Pictures/100000000000051B0000009E1311AF4F.png" xlink:type="simple" xlink:show="embed" xlink:actuate="onLoad"/></draw:frame></text:p>
      <text:p text:style-name="Standard"><draw:frame draw:style-name="fr2" draw:name="figura61" text:anchor-type="paragraph" svg:width="17cm" svg:height="4.129cm" draw:z-index="6"><draw:image xlink:href="Pictures/100000000000038E00000158FCEEF3B9.png" xlink:type="simple" xlink:show="embed" xlink:actuate="onLoad"/></draw:frame><text:soft-page-break/></text:p>
      <text:p text:style-name="Standard"><draw:frame draw:style-name="fr2" draw:name="figura62" text:anchor-type="paragraph" svg:width="17cm" svg:height="2.141cm" draw:z-index="7"><draw:image xlink:href="Pictures/1000000000000545000000AAA01EE83A.png" xlink:type="simple" xlink:show="embed" xlink:actuate="onLoad"/></draw:frame></text:p>
      <text:p text:style-name="Standard"><draw:frame draw:style-name="fr2" draw:name="figura63" text:anchor-type="paragraph" svg:width="17cm" svg:height="3.923cm" draw:z-index="8"><draw:image xlink:href="Pictures/10000000000003E80000016337009EA4.png" xlink:type="simple" xlink:show="embed" xlink:actuate="onLoad"/></draw:frame></text:p>
      <text:p text:style-name="Standard"/>
      <text:p text:style-name="Standard"><draw:frame draw:style-name="fr2" draw:name="figura66" text:anchor-type="paragraph" svg:width="17cm" svg:height="4.847cm" draw:z-index="11"><draw:image xlink:href="Pictures/100000000000028B000000F0CA51E536.png" xlink:type="simple" xlink:show="embed" xlink:actuate="onLoad"/></draw:frame></text:p>
      <text:p text:style-name="Standard"/>
      <text:p text:style-name="Standard"/>
      <text:p text:style-name="Standard"><draw:frame draw:style-name="fr2" draw:name="figura64" text:anchor-type="paragraph" svg:width="17cm" svg:height="5.249cm" draw:z-index="9"><draw:image xlink:href="Pictures/10000000000003D20000014B85D5E900.png" xlink:type="simple" xlink:show="embed" xlink:actuate="onLoad"/></draw:frame></text:p>
      <text:p text:style-name="Standard"><draw:frame draw:style-name="fr5" draw:name="figura65" text:anchor-type="paragraph" svg:width="17cm" svg:height="5.108cm" draw:z-index="10"><draw:image xlink:href="Pictures/10000000000003C3000001751E87C68E.png" xlink:type="simple" xlink:show="embed" xlink:actuate="onLoad"/></draw:frame></text:p>
      <text:p text:style-name="Standard"><draw:frame draw:style-name="fr2" draw:name="figura67" text:anchor-type="paragraph" svg:width="17cm" svg:height="1.829cm" draw:z-index="12"><draw:image xlink:href="Pictures/10000000000005150000008C2A0CF878.png" xlink:type="simple" xlink:show="embed" xlink:actuate="onLoad"/></draw:frame><text:soft-page-break/></text:p>
      <text:p text:style-name="Standard"><draw:frame draw:style-name="fr2" draw:name="figura68" text:anchor-type="paragraph" svg:width="17cm" svg:height="1.688cm" draw:z-index="13"><draw:image xlink:href="Pictures/10000000000005440000009D0EADDF5A.png" xlink:type="simple" xlink:show="embed" xlink:actuate="onLoad"/></draw:frame></text:p>
      <text:p text:style-name="Standard"><draw:frame draw:style-name="fr2" draw:name="figura69" text:anchor-type="paragraph" svg:width="17cm" svg:height="6.765cm" draw:z-index="14"><draw:image xlink:href="Pictures/100000000000029F0000010BAD733D09.png" xlink:type="simple" xlink:show="embed" xlink:actuate="onLoad"/></draw:frame></text:p>
      <text:p text:style-name="Standard"><draw:frame draw:style-name="fr4" draw:name="figura70" text:anchor-type="paragraph" svg:width="15.505cm" svg:height="1.323cm" draw:z-index="15"><draw:image xlink:href="Pictures/100000000000024A00000032055174E3.png" xlink:type="simple" xlink:show="embed" xlink:actuate="onLoad"/></draw:frame></text:p>
      <text:p text:style-name="Standard"><draw:frame draw:style-name="fr2" draw:name="figura92" text:anchor-type="paragraph" svg:width="17cm" svg:height="1.683cm" draw:z-index="16"><draw:image xlink:href="Pictures/100000000000052B000000835F7992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09T11:33:03.92</meta:creation-date>
    <dc:date>2018-02-09T11:33:54.56</dc:date>
    <dc:creator>Damaso Roese </dc:creator>
    <meta:editing-duration>PT00H00M54S</meta:editing-duration>
    <meta:editing-cycles>2</meta:editing-cycles>
    <meta:generator>BrOffice.org/3.2$Win32 OpenOffice.org_project/320m12$Build-9483</meta:generator>
    <meta:document-statistic meta:table-count="0" meta:image-count="17" meta:object-count="0" meta:page-count="3" meta:paragraph-count="1" meta:word-count="3" meta:character-count="17"/>
  </office:meta>
</office:document-meta>
</file>